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aba1" officeooo:paragraph-rsid="0034aba1"/>
    </style:style>
    <style:style style:name="P2" style:family="paragraph" style:parent-style-name="Heading_20_2">
      <style:text-properties officeooo:paragraph-rsid="00314bb9"/>
    </style:style>
    <style:style style:name="P3" style:family="paragraph" style:parent-style-name="Heading_20_3">
      <style:text-properties officeooo:rsid="0034aba1" officeooo:paragraph-rsid="0034aba1"/>
    </style:style>
    <style:style style:name="P4" style:family="paragraph" style:parent-style-name="Heading_20_3">
      <style:paragraph-properties fo:margin-top="0.199cm" fo:margin-bottom="0.199cm" loext:contextual-spacing="false"/>
    </style:style>
    <style:style style:name="P5" style:family="paragraph" style:parent-style-name="Heading_20_3">
      <style:paragraph-properties fo:margin-top="0.199cm" fo:margin-bottom="0.25cm" loext:contextual-spacing="false"/>
    </style:style>
    <style:style style:name="P6" style:family="paragraph" style:parent-style-name="Heading_20_3">
      <style:paragraph-properties fo:margin-top="0.199cm" fo:margin-bottom="0.101cm" loext:contextual-spacing="false"/>
    </style:style>
    <style:style style:name="P7" style:family="paragraph" style:parent-style-name="Heading_20_1" style:master-page-name="Right_20_Page">
      <style:paragraph-properties fo:margin-top="0.199cm" fo:margin-bottom="0.199cm" loext:contextual-spacing="false" style:page-number="auto"/>
      <style:text-properties officeooo:rsid="0034aba1" officeooo:paragraph-rsid="0034aba1"/>
    </style:style>
    <style:style style:name="P8" style:family="paragraph" style:parent-style-name="Text_20_body">
      <style:text-properties officeooo:rsid="0034aba1" officeooo:paragraph-rsid="00352318"/>
    </style:style>
    <style:style style:name="T1" style:family="text">
      <style:text-properties officeooo:rsid="0034ab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Love Story</text:h>
      <text:p text:style-name="P2">(<text:span text:style-name="T1">Taylor SWift</text:span>)</text:p>
      <text:p text:style-name="P3">[INTRO]</text:p>
      <text:p text:style-name="P1">C <text:s/>G <text:s/>Am <text:s/>F</text:p>
      <text:p text:style-name="P4">[VERSE 1]</text:p>
      <text:p text:style-name="P1">C</text:p>
      <text:p text:style-name="P1">We were both young when I first saw you </text:p>
      <text:p text:style-name="P1">F</text:p>
      <text:p text:style-name="P1">I close my eyes and the flashback starts </text:p>
      <text:p text:style-name="P1">Am <text:s text:c="22"/>F</text:p>
      <text:p text:style-name="P1">Im standing there on a balcony of summer air </text:p>
      <text:p text:style-name="P1">C</text:p>
      <text:p text:style-name="P1">See the lights, see the party, the ball gowns </text:p>
      <text:p text:style-name="P1"><text:s text:c="7"/>F</text:p>
      <text:p text:style-name="P1">I see you make your way through the crowd </text:p>
      <text:p text:style-name="P8"><text:s text:c="10"/>Am <text:s text:c="12"/>G</text:p>
      <text:p text:style-name="P8">You say hello Little did I know </text:p>
      <text:p text:style-name="P5">[PRE-CHORUS]</text:p>
      <text:p text:style-name="P1"><text:s text:c="11"/>F <text:s text:c="21"/>G</text:p>
      <text:p text:style-name="P1">That you were Romeo, you were throwing pebbles </text:p>
      <text:p text:style-name="P1"><text:s text:c="10"/>Am <text:s text:c="22"/>C</text:p>
      <text:p text:style-name="P1">And my daddy said stay away from Juliet </text:p>
      <text:p text:style-name="P1"><text:s text:c="12"/>F</text:p>
      <text:p text:style-name="P1">And I was crying on the staircase </text:p>
      <text:p text:style-name="P1"><text:s text:c="2"/>G <text:s text:c="21"/>Am F <text:s text:c="4"/>G</text:p>
      <text:p text:style-name="P1">Begging you please don't go, and I said </text:p>
      <text:p text:style-name="P4">[CHORUS]</text:p>
      <text:p text:style-name="P1"><text:s text:c="2"/>C</text:p>
      <text:p text:style-name="P1">Romeo take me somewhere we can be alone </text:p>
      <text:p text:style-name="P1"><text:s/>G</text:p>
      <text:p text:style-name="P1">I'll be waiting all there's left to do is run </text:p>
      <text:p text:style-name="P1"><text:s/>Am</text:p>
      <text:p text:style-name="P1">You'll be the prince and I'll be the princess </text:p>
      <text:p text:style-name="P1"><text:s/>F <text:s text:c="15"/>G <text:s text:c="16"/>C</text:p>
      <text:p text:style-name="P1">Its a love story baby just say yes </text:p>
      <text:p text:style-name="P6"><text:soft-page-break/>[VERSE 2]</text:p>
      <text:p text:style-name="P1"><text:s text:c="3"/>C</text:p>
      <text:p text:style-name="P1">So I sneak out to the garden to see you </text:p>
      <text:p text:style-name="P1">F</text:p>
      <text:p text:style-name="P1">We keep quiet 'cause we're dead if they knew </text:p>
      <text:p text:style-name="P1"><text:s text:c="14"/>Am</text:p>
      <text:p text:style-name="P1">So close your eyes </text:p>
      <text:p text:style-name="P1"><text:s text:c="23"/>G</text:p>
      <text:p text:style-name="P1">Escape this town for a little while </text:p>
      <text:p text:style-name="P6">[PRE-CHORUS]</text:p>
      <text:p text:style-name="P1"><text:s text:c="7"/>F <text:s text:c="21"/>G</text:p>
      <text:p text:style-name="P1">'Cause you were Romeo I was a scarlet letter </text:p>
      <text:p text:style-name="P1"><text:s text:c="9"/>Am <text:s text:c="23"/>C</text:p>
      <text:p text:style-name="P1">and my daddy said stay away from Juliet </text:p>
      <text:p text:style-name="P1"><text:s text:c="9"/>F</text:p>
      <text:p text:style-name="P1">But you were everything to me I was</text:p>
      <text:p text:style-name="P1"><text:s text:c="2"/>G <text:s text:c="21"/>Am <text:s/>F <text:s text:c="2"/>G</text:p>
      <text:p text:style-name="P1">Begging you please don't go, and I said</text:p>
      <text:p text:style-name="P6">[CHORUS]</text:p>
      <text:p text:style-name="P1"><text:s/>C</text:p>
      <text:p text:style-name="P1">Romeo take me somewhere we can be alone </text:p>
      <text:p text:style-name="P1"><text:s/>G</text:p>
      <text:p text:style-name="P1">I'll be waiting all theres left to do is run </text:p>
      <text:p text:style-name="P1"><text:s/>Am</text:p>
      <text:p text:style-name="P1">You be the prince i'll be the princess </text:p>
      <text:p text:style-name="P1"><text:s/>F <text:s text:c="15"/>G</text:p>
      <text:p text:style-name="P1">Its a love story baby just say yes </text:p>
      <text:p text:style-name="P1"><text:s text:c="2"/>C</text:p>
      <text:p text:style-name="P1">Romeo, save me, they try to tell me how to feel</text:p>
      <text:p text:style-name="P1"><text:s text:c="2"/>G</text:p>
      <text:p text:style-name="P1">This love is difficult, but it's real, </text:p>
      <text:p text:style-name="P1"><text:s text:c="2"/>Am</text:p>
      <text:p text:style-name="P1">Don't be afraid, we'll make it out of this mess</text:p>
      <text:p text:style-name="P1"><text:s/>F <text:s text:c="15"/>G </text:p>
      <text:p text:style-name="P1">Its a love story baby just say yes, oh</text:p>
      <text:p text:style-name="Heading_20_3"><text:soft-page-break/>[SOLO] </text:p>
      <text:p text:style-name="P1">C <text:s/>G <text:s/>Am <text:s/>F G</text:p>
      <text:p text:style-name="Heading_20_3">[BRIDGE]</text:p>
      <text:p text:style-name="P1"><text:s text:c="17"/>Am <text:s text:c="3"/></text:p>
      <text:p text:style-name="P1">I got tired of waiting,</text:p>
      <text:p text:style-name="P1">F <text:s text:c="14"/>C <text:s text:c="24"/>G</text:p>
      <text:p text:style-name="P1"><text:s text:c="3"/>wondering if you were ever coming around </text:p>
      <text:p text:style-name="P1"><text:s text:c="19"/>Am <text:s text:c="5"/>F</text:p>
      <text:p text:style-name="P1">My faith in you was fading</text:p>
      <text:p text:style-name="P1"><text:s text:c="7"/>C <text:s text:c="28"/>G</text:p>
      <text:p text:style-name="P1">When I met you on the outskirts of town and I said </text:p>
      <text:p text:style-name="Heading_20_3">[CHORUS]</text:p>
      <text:p text:style-name="P1">C</text:p>
      <text:p text:style-name="P1">Romeo save me i've been feeling so alone </text:p>
      <text:p text:style-name="P1">G</text:p>
      <text:p text:style-name="P1">I keep waiting for you but you never come </text:p>
      <text:p text:style-name="P1"><text:s text:c="4"/>Am</text:p>
      <text:p text:style-name="P1">Is this in my head, I don't know what to think </text:p>
      <text:p text:style-name="P1"><text:s text:c="3"/>F <text:s text:c="22"/>G</text:p>
      <text:p text:style-name="P1">He knelt to the ground and pulled out a ring and said</text:p>
      <text:p text:style-name="P1"><text:s text:c="2"/>D</text:p>
      <text:p text:style-name="P1">Marry me, Juliet you'll never have to be alone </text:p>
      <text:p text:style-name="P1"><text:s text:c="3"/>A</text:p>
      <text:p text:style-name="P1">I love you, and that's all I really know </text:p>
      <text:p text:style-name="P1"><text:s text:c="3"/>Bm</text:p>
      <text:p text:style-name="P1">I talked to your dad, go pick out a white dress</text:p>
      <text:p text:style-name="P1"><text:s/>G <text:s text:c="16"/>A <text:s text:c="9"/>D</text:p>
      <text:p text:style-name="P1">Its a love story baby just say yes </text:p>
      <text:p text:style-name="Heading_20_3">[OUTRO]</text:p>
      <text:p text:style-name="P1">D <text:s/>A <text:s text:c="5"/>Bm</text:p>
      <text:p text:style-name="P1">uh Oh, uh oh, yes </text:p>
      <text:p text:style-name="P1"><text:s text:c="9"/>G <text:s text:c="26"/>D</text:p>
      <text:p text:style-name="P1">We were both young when I first saw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7M13S</meta:editing-duration>
    <meta:editing-cycles>39</meta:editing-cycles>
    <meta:generator>LibreOffice/5.3.6.1$MacOSX_X86_64 LibreOffice_project/686f202eff87ef707079aeb7f485847613344eb7</meta:generator>
    <dc:title>Lyrics + Chords</dc:title>
    <dc:date>2018-02-13T18:28:11.278216728</dc:date>
    <meta:print-date>2017-04-03T12:23:29.985893000</meta:print-date>
    <meta:document-statistic meta:table-count="0" meta:image-count="0" meta:object-count="0" meta:page-count="3" meta:paragraph-count="103" meta:word-count="468" meta:character-count="2600" meta:non-whitespace-character-count="160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